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2" style:family="paragraph" style:parent-style-name="Standard" style:list-style-name="">
      <style:paragraph-properties style:line-height-at-least="0.3472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3" style:family="paragraph" style:parent-style-name="Standard" style:list-style-name="">
      <style:paragraph-properties style:line-height-at-least="0.25in" fo:text-align="start" style:justify-single-word="false" style:text-autospace="none"/>
      <style:text-properties fo:color="#999999"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4" style:family="paragraph" style:parent-style-name="Standard" style:list-style-name="">
      <style:paragraph-properties fo:margin-top="0in" fo:margin-bottom="0.1665in" style:line-height-at-least="0.25in" fo:text-align="start" style:justify-single-word="false" style:text-autospace="none"/>
    </style:style>
    <style:style style:name="P5"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style>
    <style:style style:name="P6"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style>
    <style:style style:name="P7" style:family="paragraph" style:parent-style-name="Standard" style:list-style-name="">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style>
    <style:style style:name="P8" style:family="paragraph" style:parent-style-name="Standard" style:list-style-name="L1">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style>
    <style:style style:name="P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0"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style>
    <style:style style:name="P11"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5"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6" style:family="text">
      <style:text-properties style:use-window-font-color="true" style:font-name="Verdana" fo:font-size="18pt" style:font-name-asian="Verdana" style:font-size-asian="18pt" style:font-name-complex="Verdana" style:font-size-complex="18pt"/>
    </style:style>
    <style:style style:name="T7" style:family="text">
      <style:text-properties style:font-name="Verdana"/>
    </style:style>
    <style:style style:name="T8" style:family="text">
      <style:text-properties fo:font-size="18pt"/>
    </style:style>
    <style:style style:name="T9" style:family="text">
      <style:text-properties style:font-name-asian="Verdana"/>
    </style:style>
    <style:style style:name="T10" style:family="text">
      <style:text-properties style:font-size-asian="18pt"/>
    </style:style>
    <style:style style:name="T11" style:family="text">
      <style:text-properties style:font-name-complex="Verdana"/>
    </style:style>
    <style:style style:name="T12" style:family="text">
      <style:text-properties style:font-size-complex="18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6">Lemon Layer Cake</text:span></text:p>
      <text:p text:style-name="P4"><text:span text:style-name="T3">Serves 10 to 12</text:span></text:p>
      <text:p text:style-name="P1">INGREDIENTS</text:p>
      <text:p text:style-name="P1">LEMON CURD FILLING</text:p>
      <text:p text:style-name="P5"><text:span text:style-name="T3"><text:tab/><text:tab/>1</text:span><text:span text:style-name="T4"> cup fresh lemon juice from about 6 lemons</text:span></text:p>
      <text:p text:style-name="P5"><text:span text:style-name="T3"><text:tab/><text:tab/>1</text:span><text:span text:style-name="T4"> teaspoon gelatin (powdered)</text:span></text:p>
      <text:p text:style-name="P5"><text:span text:style-name="T3"><text:tab/><text:tab/>1 1/2</text:span><text:span text:style-name="T4"> cups granulated sugar (10 1/2 ounces)</text:span></text:p>
      <text:p text:style-name="P5"><text:span text:style-name="T3"><text:tab/><text:tab/>1/8</text:span><text:span text:style-name="T4"> teaspoon table salt</text:span></text:p>
      <text:p text:style-name="P5"><text:span text:style-name="T3"><text:tab/><text:tab/>4</text:span><text:span text:style-name="T4"> large eggs</text:span></text:p>
      <text:p text:style-name="P5"><text:span text:style-name="T3"><text:tab/><text:tab/>6</text:span><text:span text:style-name="T4"> large egg yolks (reserve egg whites for cake)</text:span></text:p>
      <text:p text:style-name="P5"><text:span text:style-name="T3"><text:tab/><text:tab/>8</text:span><text:span text:style-name="T4"> tablespoons unsalted butter (1 stick), cut into 1/2-inch cubes and frozen</text:span></text:p>
      <text:p text:style-name="P1">CAKE</text:p>
      <text:p text:style-name="P5"><text:span text:style-name="T3"><text:tab/><text:tab/>2 1/4</text:span><text:span text:style-name="T4"> cups cake flour(9 ounces), plus extra for pans</text:span></text:p>
      <text:p text:style-name="P5"><text:span text:style-name="T3"><text:tab/><text:tab/>1</text:span><text:span text:style-name="T4"> cup whole milk, room temperature</text:span></text:p>
      <text:p text:style-name="P5"><text:span text:style-name="T3"><text:tab/><text:tab/>6</text:span><text:span text:style-name="T4"> large egg whites, room temperature</text:span></text:p>
      <text:p text:style-name="P5"><text:span text:style-name="T3"><text:tab/><text:tab/>2</text:span><text:span text:style-name="T4"> teaspoons vanilla extract</text:span></text:p>
      <text:p text:style-name="P5"><text:span text:style-name="T3"><text:tab/><text:tab/>1 3/4</text:span><text:span text:style-name="T4"> cups granulated sugar(12 1/4 ounces)</text:span></text:p>
      <text:p text:style-name="P5"><text:span text:style-name="T3"><text:tab/><text:tab/>4</text:span><text:span text:style-name="T4"> teaspoons baking powder</text:span></text:p>
      <text:p text:style-name="P5"><text:span text:style-name="T3"><text:tab/><text:tab/>1</text:span><text:span text:style-name="T4"> teaspoon table salt</text:span></text:p>
      <text:p text:style-name="P5"><text:span text:style-name="T3"><text:tab/><text:tab/>12</text:span><text:span text:style-name="T4"> tablespoons unsalted butter, cut into 12 pieces, softened but still cool</text:span></text:p>
      <text:p text:style-name="P1">FLUFFY WHITE ICING</text:p>
      <text:p text:style-name="P5"><text:span text:style-name="T3"><text:tab/><text:tab/>2</text:span><text:span text:style-name="T4"> large egg whites</text:span></text:p>
      <text:p text:style-name="P5"><text:span text:style-name="T3"><text:tab/><text:tab/>1</text:span><text:span text:style-name="T4"> cup granulated sugar(7 ounces)</text:span></text:p>
      <text:p text:style-name="P5"><text:span text:style-name="T3"><text:tab/><text:tab/>1/4</text:span><text:span text:style-name="T4"> cup water</text:span></text:p>
      <text:p text:style-name="P5"><text:span text:style-name="T3"><text:tab/><text:tab/>1</text:span><text:span text:style-name="T4"> tablespoon fresh lemon juice(from 1 lemon)</text:span></text:p>
      <text:p text:style-name="P5"><text:span text:style-name="T3"><text:tab/><text:tab/>1</text:span><text:span text:style-name="T4"> tablespoon corn syrup</text:span></text:p>
      <text:p text:style-name="P1"/>
      <text:p text:style-name="P1"><text:soft-page-break/>INSTRUCTIONS</text:p>
      <text:p text:style-name="P6"><text:span text:style-name="T4"><text:tab/><text:tab/></text:span><text:span text:style-name="T3">FOR THE FILLING:</text:span><text:span text:style-name="T4"> Measure 1 tablespoon lemon juice into small bowl; sprinkle gelatin over top. Heat remaining lemon juice, sugar, and salt in medium nonreactive saucepan over medium-high heat, stirring occasionally, until sugar dissolves and mixture is hot but not boiling. Whisk eggs and yolks in large nonreactive bowl. Whisking constantly, slowly pour hot lemon-sugar mixture into eggs, then return mixture to saucepan. Cook over medium-low heat, stirring constantly with heatproof spatula, until mixture registers 170 degrees on instant-read thermometer and is thick enough to leave trail when spatula is scraped along pan bottom, 4 to 6 minutes. Immediately remove pan from heat and stir in gelatin mixture until dissolved. Stir in frozen butter until incorporated. Pour filling through fine-mesh strainer into nonreactive bowl (you should have 3 cups). Cover surface directly with plastic wrap; refrigerate until firm enough to spread, at least 4 hours.</text:span></text:p>
      <text:p text:style-name="P7"><text:span text:style-name="T4"><text:tab/><text:tab/></text:span><text:span text:style-name="T3">FOR THE CAKE:</text:span><text:span text:style-name="T4"> Adjust oven rack to middle position and heat oven to 350 degrees. Grease and flour two 9-inch-wide by 2-inch-high round cake pans and line with parchment paper. In 2-cup liquid measure or medium bowl, whisk together milk, egg whites, and vanilla.</text:span></text:p>
      <text:p text:style-name="P9"><text:tab/><text:tab/>In bowl of standing mixer fitted with paddle attachment, mix flour, sugar, baking powder, and salt at low speed. With mixer running at low speed, add butter one piece at a time; continue beating until mixture resembles moist crumbs with no visible butter chunks. Add all but 1/2 cup milk mixture to crumbs and beat at medium speed until mixture is pale and fluffy, about 1 1/2 minutes. With mixer running at low speed, add remaining 1/2 cup milk mixture; increase speed to medium and beat 30 seconds more. Stop mixer and scrape sides of bowl. Return mixer to medium speed and beat 20 seconds longer. Divide batter evenly between cake pans; using rubber spatula, spread batter to pan walls and smooth tops. </text:p>
      <text:p text:style-name="P9"><text:tab/><text:tab/>Bake until toothpick inserted in center of cakes comes out clean, 23 to 25 minutes. Loosen cakes from sides of pans with small knife, cool in pan 10 minutes, then invert onto greased wire rack; peel off parchment. Invert cakes again; cool completely on rack, about 1 1/2 hours.</text:p>
      <text:list xml:id="list228940967" text:style-name="L1">
        <text:list-item>
          <text:list>
            <text:list-item>
              <text:list>
                <text:list-header>
                  <text:p text:style-name="P8"><text:span text:style-name="T3">TO ASSEMBLE:</text:span><text:span text:style-name="T4"> Following illustrations below, use serrated knife to cut each cake into 2 even layers. Place bottom layer of 1 cake on cardboard round or cake plate. Using icing spatula, spread 1 cup lemon filling evenly on cake, leaving 1/2-inch border around edge; using cardboard round, gently replace top layer. Spread 1 cup filling on top. Using cardboard round, gently slide bottom half of second cake into place. Spread remaining cup filling on top. Using cardboard round, place top layer of second cake.Smooth out any filling that has leaked from sides of cake; cover </text:span><text:soft-page-break/><text:span text:style-name="T4">with plastic wrap and refrigerate while making icing. </text:span></text:p>
                </text:list-header>
              </text:list>
            </text:list-item>
          </text:list>
        </text:list-item>
      </text:list>
      <text:p text:style-name="P7"><text:span text:style-name="T4"><text:tab/><text:tab/></text:span><text:span text:style-name="T3">FOR THE ICING:</text:span><text:span text:style-name="T4"> Combine all ingredients in bowl of standing mixer or large heatproof bowl and set over medium saucepan filled with 1 inch of barely simmering water (do not let bowl touch water). Cook, stirring constantly, until mixture registers 160 degrees on instant-read thermometer, 5 to 10 minutes. Remove bowl from heat and transfer mixture to standing mixer fitted with whisk attachment. Beat on medium speed until soft peaks form, about 5 minutes. Increase speed to medium-high and continue to beat until mixture has cooled to room temperature and stiff peaks form, 5 minutes longer. Using icing spatula, spread frosting on cake. Serve. (Cake can be refrigerated for up to 1 day before serving.)</text:span></text:p>
      <text:p text:style-name="P2">TECHNIQUE</text:p>
      <text:p text:style-name="P10"><text:span text:style-name="T3"><text:tab/><text:tab/>ASSEMBLING A FOUR-LAYER CAKE </text:span><text:span text:style-name="T4">To create an elegant, four-tiered cake, you must split two cake layers in half horizontally. If you cut the layers a bit unevenly (which is bound to happen), the cake can lean to one side. Here's how to compensate for less-than-perfect cutting.</text:span></text:p>
      <text:p text:style-name="P11"><text:tab/><text:tab/>Place cooled cake layers on top of each other and make 1/8-inch-deep cut into side of each cake layer. </text:p>
      <text:p text:style-name="P11"><text:tab/><text:tab/>With long, serrated knife, use sawing motion to cut cakes in half horizontally so that each cake forms 2 layers. </text:p>
      <text:p text:style-name="P11"><text:tab/><text:tab/>Assemble cake, aligning cuts in each layer. Stacking layers in their original orientation conceals uneven cutting.</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6-24T15:32:52</meta:creation-date>
    <meta:document-statistic meta:table-count="0" meta:image-count="0" meta:object-count="0" meta:page-count="3" meta:paragraph-count="38" meta:word-count="822" meta:character-count="5008"/>
    <dc:date>2012-06-24T15:39:50</dc:date>
    <dc:creator>Robert Houk</dc:creator>
    <meta:editing-duration>PT00H06M59S</meta:editing-duration>
    <meta:editing-cycles>1</meta:editing-cycles>
    <meta:generator>OpenOffice.org/3.2$Unix OpenOffice.org_project/320m18$Build-9502</meta:generator>
  </office:meta>
</office:document-meta>
</file>